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40.06mm"/>
    </style:style>
    <style:style style:name="co9" style:family="table-column">
      <style:table-column-properties fo:break-before="auto" style:column-width="135.98mm"/>
    </style:style>
    <style:style style:name="co10" style:family="table-column">
      <style:table-column-properties fo:break-before="auto" style:column-width="89.25mm"/>
    </style:style>
    <style:style style:name="co11" style:family="table-column">
      <style:table-column-properties fo:break-before="auto" style:column-width="92.06mm"/>
    </style:style>
    <style:style style:name="co12" style:family="table-column">
      <style:table-column-properties fo:break-before="auto" style:column-width="48.1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1.28mm"/>
    </style:style>
    <style:style style:name="co15" style:family="table-column">
      <style:table-column-properties fo:break-before="auto" style:column-width="175.26mm"/>
    </style:style>
    <style:style style:name="co16" style:family="table-column">
      <style:table-column-properties fo:break-before="auto" style:column-width="160.69mm"/>
    </style:style>
    <style:style style:name="co17" style:family="table-column">
      <style:table-column-properties fo:break-before="auto" style:column-width="19.58mm"/>
    </style:style>
    <style:style style:name="co18" style:family="table-column">
      <style:table-column-properties fo:break-before="auto" style:column-width="45.1mm"/>
    </style:style>
    <style:style style:name="co19" style:family="table-column">
      <style:table-column-properties fo:break-before="auto" style:column-width="74.14mm"/>
    </style:style>
    <style:style style:name="co20" style:family="table-column">
      <style:table-column-properties fo:break-before="auto" style:column-width="65.02mm"/>
    </style:style>
    <style:style style:name="co21" style:family="table-column">
      <style:table-column-properties fo:break-before="auto" style:column-width="47.31mm"/>
    </style:style>
    <style:style style:name="co22" style:family="table-column">
      <style:table-column-properties fo:break-before="auto" style:column-width="87.84mm"/>
    </style:style>
    <style:style style:name="co23" style:family="table-column">
      <style:table-column-properties fo:break-before="auto" style:column-width="67.01mm"/>
    </style:style>
    <style:style style:name="co24" style:family="table-column">
      <style:table-column-properties fo:break-before="auto" style:column-width="53.73mm"/>
    </style:style>
    <style:style style:name="co25" style:family="table-column">
      <style:table-column-properties fo:break-before="auto" style:column-width="94.97mm"/>
    </style:style>
    <style:style style:name="co26" style:family="table-column">
      <style:table-column-properties fo:break-before="auto" style:column-width="49.88mm"/>
    </style:style>
    <style:style style:name="co27" style:family="table-column">
      <style:table-column-properties fo:break-before="auto" style:column-width="40.09mm"/>
    </style:style>
    <style:style style:name="co28" style:family="table-column">
      <style:table-column-properties fo:break-before="auto" style:column-width="52.51mm"/>
    </style:style>
    <style:style style:name="co29" style:family="table-column">
      <style:table-column-properties fo:break-before="auto" style:column-width="110.35mm"/>
    </style:style>
    <style:style style:name="co30" style:family="table-column">
      <style:table-column-properties fo:break-before="auto" style:column-width="16.32mm"/>
    </style:style>
    <style:style style:name="co31" style:family="table-column">
      <style:table-column-properties fo:break-before="auto" style:column-width="34.45mm"/>
    </style:style>
    <style:style style:name="co32" style:family="table-column">
      <style:table-column-properties fo:break-before="auto" style:column-width="97.77mm"/>
    </style:style>
    <style:style style:name="co33" style:family="table-column">
      <style:table-column-properties fo:break-before="auto" style:column-width="49.71mm"/>
    </style:style>
    <style:style style:name="co34" style:family="table-column">
      <style:table-column-properties fo:break-before="auto" style:column-width="78.55mm"/>
    </style:style>
    <style:style style:name="co35" style:family="table-column">
      <style:table-column-properties fo:break-before="auto" style:column-width="96.71mm"/>
    </style:style>
    <style:style style:name="co36" style:family="table-column">
      <style:table-column-properties fo:break-before="auto" style:column-width="116.65mm"/>
    </style:style>
    <style:style style:name="co37" style:family="table-column">
      <style:table-column-properties fo:break-before="auto" style:column-width="31.08mm"/>
    </style:style>
    <style:style style:name="co38" style:family="table-column">
      <style:table-column-properties fo:break-before="auto" style:column-width="52.69mm"/>
    </style:style>
    <style:style style:name="co39" style:family="table-column">
      <style:table-column-properties fo:break-before="auto" style:column-width="56.06mm"/>
    </style:style>
    <style:style style:name="co40" style:family="table-column">
      <style:table-column-properties fo:break-before="auto" style:column-width="116.5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rud_20_vehiculo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ebf1de"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19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0.06pt solid #000000"/>
      <style:text-properties style:font-name="Calibri" style:font-name-asian="Noto Sans CJK SC Regular" style:font-name-complex="Calibri"/>
    </style:style>
    <style:style style:name="ce29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7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apellido1</text:p>
          </table:table-cell>
          <table:table-cell/>
          <table:table-cell table:style-name="ce3" office:value-type="string" calcext:value-type="string">
            <text:p>zonaid</text:p>
          </table:table-cell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apellido2</text:p>
          </table:table-cell>
          <table:table-cell/>
          <table:table-cell table:style-name="ce3" office:value-type="string" calcext:value-type="string">
            <text:p>clientedescuento</text:p>
          </table:table-cell>
          <table:table-cell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correo</text:p>
          </table:table-cell>
          <table:table-cell/>
          <table:table-cell table:style-name="ce3" office:value-type="string" calcext:value-type="string">
            <text:p>clienteacumulado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zonaid</text:p>
          </table:table-cell>
          <table:table-cell/>
          <table:table-cell table:style-name="ce3" office:value-type="string" calcext:value-type="string">
            <text:p>clienteestado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8"/>
          <table:table-cell table:style-name="ce10"/>
          <table:table-cell table:style-name="ce11"/>
          <table:table-cell table:number-columns-repeated="1014"/>
        </table:table-row>
        <table:table-row table:style-name="ro3">
          <table:table-cell table:style-name="ce4"/>
          <table:table-cell table:number-columns-repeated="3"/>
          <table:table-cell table:style-name="ce3" office:value-type="string" calcext:value-type="string">
            <text:p>empleadoestadocivil</text:p>
          </table:table-cell>
          <table:table-cell/>
          <table:table-cell table:style-name="ce9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stado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zonaprecio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bventa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3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ventaid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acturaid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facturacantidadproducto</text:p>
          </table:table-cell>
          <table:table-cell table:number-columns-repeated="3"/>
          <table:table-cell table:style-name="ce4" office:value-type="string" calcext:value-type="string">
            <text:p>empleadoi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3" office:value-type="string" calcext:value-type="string">
            <text:p>clienteid</text:p>
          </table:table-cell>
          <table:table-cell table:style-name="ce8"/>
          <table:table-cell table:style-name="ce10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tbmateriasprimas</text:p>
          </table:table-cell>
          <table:table-cell/>
          <table:table-cell table:style-name="ce3" office:value-type="string" calcext:value-type="string">
            <text:p>ventafech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ventabrut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materiaprimanombre</text:p>
          </table:table-cell>
          <table:table-cell/>
          <table:table-cell table:style-name="ce3" office:value-type="string" calcext:value-type="string">
            <text:p>ventanet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materiaprimaprecio</text:p>
          </table:table-cell>
          <table:table-cell/>
          <table:table-cell table:style-name="ce3" office:value-type="string" calcext:value-type="string">
            <text:p>zonai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 office:value-type="string" calcext:value-type="string">
            <text:p>tipomateriaprimaid</text:p>
          </table:table-cell>
          <table:table-cell table:number-columns-repeated="1021"/>
        </table:table-row>
        <table:table-row table:style-name="ro3" table:number-rows-repeated="12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2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PRODUCTO</text:p>
          </table:table-cell>
          <table:covered-table-cell table:style-name="ce13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20" office:value-type="string" calcext:value-type="string">
            <text:p>CREAR PRODUCT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18]" office:value-type="string" office:string-value="productoid" calcext:value-type="string">
            <text:p>productoid</text:p>
          </table:table-cell>
          <table:table-cell table:style-name="ce23" office:value-type="string" calcext:value-type="string">
            <text:p>'productoid’,$productoid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19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0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PRODUCTO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19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0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PRODUCTO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19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0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BUSCAR PRODUCTO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19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0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 table:number-rows-repeated="9">
          <table:table-cell table:number-columns-repeated="102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materiaprima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/>
          <table:table-cell table:style-name="ce13" office:value-type="string" calcext:value-type="string" table:number-columns-spanned="2" table:number-rows-spanned="2">
            <text:p>GRUD MATERIA PRIMA</text:p>
          </table:table-cell>
          <table:covered-table-cell table:style-name="ce13"/>
          <table:table-cell table:number-columns-repeated="3"/>
        </table:table-row>
        <table:table-row table:style-name="ro3">
          <table:table-cell/>
          <table:covered-table-cell table:number-columns-repeated="2" table:style-name="ce13"/>
          <table:table-cell table:number-columns-repeated="3"/>
        </table:table-row>
        <table:table-row table:style-name="ro3">
          <table:table-cell table:number-columns-repeated="2"/>
          <table:table-cell table:style-name="ce20" office:value-type="string" calcext:value-type="string">
            <text:p>CREAR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4]" office:value-type="string" office:string-value="materiaprimaid" calcext:value-type="string">
            <text:p>materiaprimaid</text:p>
          </table:table-cell>
          <table:table-cell table:style-name="ce23" office:value-type="string" calcext:value-type="string">
            <text:p>'materiaprimaid’,$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5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6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7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MATERIA PRIM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5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6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7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5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6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7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MATERA PRIM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5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6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7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zona" table:style-name="ta3">
        <office:forms form:automatic-focus="false" form:apply-design-mode="false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ZONA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ZON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14]&amp;&quot;  &quot;&amp;[TABLAS.A15]&amp;&quot;  &quot;&amp;[TABLAS.A16]" office:value-type="string" office:string-value="zonaprecio    " calcext:value-type="string">
            <text:p>zonaprecio <text:s text:c="3"/>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ZON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23" office:value-type="string" calcext:value-type="string">
            <text:p>'zonaid',$zonaid;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ZON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1]" office:value-type="string" office:string-value="tbzonas" calcext:value-type="string">
            <text:p>tbzonas</text:p>
          </table:table-cell>
          <table:table-cell table:style-name="ce21"/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ZON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4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vehiculo" table:style-name="ta4">
        <office:forms form:automatic-focus="false" form:apply-design-mode="false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VEHICULO</text:p>
          </table:table-cell>
          <table:covered-table-cell table:style-name="ce13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20" office:value-type="string" calcext:value-type="string">
            <text:p>CREAR VEHICUL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VEHICULO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/>
          <table:table-cell table:style-name="ce21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/>
          <table:table-cell table:style-name="ce21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VEHICULO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BUSCAR VEHICULO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 table:number-rows-repeated="10">
          <table:table-cell table:number-columns-repeated="102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tipoempleado" table:style-name="ta3">
        <table:table-column table:style-name="co1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TIPO EMPLEADO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style-name="ce24"/>
        </table:table-row>
        <table:table-row table:style-name="ro3">
          <table:table-cell table:number-columns-repeated="2"/>
          <table:table-cell table:style-name="ce20" office:value-type="string" calcext:value-type="string">
            <text:p>CREAR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MATERIA PRIM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MATERA PRIM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2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rud cliente" table:style-name="ta3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13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CLIENTE</text:p>
          </table:table-cell>
          <table:covered-table-cell table:style-name="ce13"/>
          <table:covered-table-cell table:style-name="ce26"/>
          <table:covered-table-cell/>
          <table:table-cell table:number-columns-repeated="2"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20" office:value-type="string" calcext:value-type="string">
            <text:p>CREAR CLIENTE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2"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3]" office:value-type="string" office:string-value="personaid" calcext:value-type="string">
            <text:p>personaid</text:p>
          </table:table-cell>
          <table:table-cell table:style-name="ce23" office:value-type="string" calcext:value-type="string">
            <text:p>'personaid’,$personaid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4]" office:value-type="string" office:string-value="clientedireccionexacta" calcext:value-type="string">
            <text:p>clientedireccionexacta</text:p>
          </table:table-cell>
          <table:table-cell table:style-name="ce23" office:value-type="string" calcext:value-type="string">
            <text:p>'clientedireccionexacta’,$clientedireccionexacta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6]" office:value-type="string" office:string-value="clientedescuento" calcext:value-type="string">
            <text:p>clientedescuento</text:p>
          </table:table-cell>
          <table:table-cell table:style-name="ce23" office:value-type="string" calcext:value-type="string">
            <text:p>'clientedescuento’,$clientedescuento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7]" office:value-type="string" office:string-value="clienteacumulado" calcext:value-type="string">
            <text:p>clienteacumulado</text:p>
          </table:table-cell>
          <table:table-cell table:style-name="ce23" office:value-type="string" calcext:value-type="string">
            <text:p>'clienteacumulado’,$clienteacumulado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8]" office:value-type="string" office:string-value="clienteestado" calcext:value-type="string">
            <text:p>clienteestado</text:p>
          </table:table-cell>
          <table:table-cell table:style-name="ce23" office:value-type="string" calcext:value-type="string">
            <text:p>'clienteestado’,$clienteestado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inserta un campo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CLIENTE</text:p>
          </table:table-cell>
          <table:table-cell table:number-columns-repeated="4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 table:number-columns-repeated="2"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3]" office:value-type="string" office:string-value="personaid" calcext:value-type="string">
            <text:p>personaid</text:p>
          </table:table-cell>
          <table:table-cell table:style-name="ce23" office:value-type="string" calcext:value-type="string">
            <text:p>'personaid’,$personaid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4]" office:value-type="string" office:string-value="clientedireccionexacta" calcext:value-type="string">
            <text:p>clientedireccionexacta</text:p>
          </table:table-cell>
          <table:table-cell table:style-name="ce23" office:value-type="string" calcext:value-type="string">
            <text:p>'clientedireccionexacta’,$clientedireccionexacta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6]" office:value-type="string" office:string-value="clientedescuento" calcext:value-type="string">
            <text:p>clientedescuento</text:p>
          </table:table-cell>
          <table:table-cell table:style-name="ce23" office:value-type="string" calcext:value-type="string">
            <text:p>'clientedescuento’,$clientedescuento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7]" office:value-type="string" office:string-value="clienteacumulado" calcext:value-type="string">
            <text:p>clienteacumulado</text:p>
          </table:table-cell>
          <table:table-cell table:style-name="ce23" office:value-type="string" calcext:value-type="string">
            <text:p>'clienteacumulado’,$clienteacumulado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8]" office:value-type="string" office:string-value="clienteestado" calcext:value-type="string">
            <text:p>clienteestado</text:p>
          </table:table-cell>
          <table:table-cell table:style-name="ce23" office:value-type="string" calcext:value-type="string">
            <text:p>'clienteestado’,$clienteestado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eliminar un campo</text:p>
          </table:table-cell>
          <table:table-cell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CLIENTE</text:p>
          </table:table-cell>
          <table:table-cell table:number-columns-repeated="4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2"/>
        </table:table-row>
        <table:table-row table:style-name="ro3">
          <table:table-cell/>
          <table:table-cell table:style-name="ce18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4]" office:value-type="string" office:string-value="clientedireccionexacta" calcext:value-type="string">
            <text:p>clientedireccionexacta</text:p>
          </table:table-cell>
          <table:table-cell table:style-name="ce29" office:value-type="string" calcext:value-type="string">
            <text:p>'clientedireccionexacta’,$clientedireccionexacta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>
          <table:table-cell/>
          <table:table-cell table:style-name="ce18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6]" office:value-type="string" office:string-value="clientedescuento" calcext:value-type="string">
            <text:p>clientedescuento</text:p>
          </table:table-cell>
          <table:table-cell table:style-name="ce23" office:value-type="string" calcext:value-type="string">
            <text:p>'clientedescuento’,$clientedescuento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>
          <table:table-cell/>
          <table:table-cell table:style-name="ce18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7]" office:value-type="string" office:string-value="clienteacumulado" calcext:value-type="string">
            <text:p>clienteacumulado</text:p>
          </table:table-cell>
          <table:table-cell table:style-name="ce23" office:value-type="string" calcext:value-type="string">
            <text:p>'clienteacumulado’,$clienteacumulado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>
          <table:table-cell/>
          <table:table-cell table:style-name="ce18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8]" office:value-type="string" office:string-value="clienteestado" calcext:value-type="string">
            <text:p>clienteestado</text:p>
          </table:table-cell>
          <table:table-cell table:style-name="ce23" office:value-type="string" calcext:value-type="string">
            <text:p>'clienteestado’,$clienteestado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9" office:value-type="string" calcext:value-type="string">
            <text:p>'personatelefono’,$personatelefono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9" office:value-type="string" calcext:value-type="string">
            <text:p>'personanombre’,$personanombre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9" office:value-type="string" calcext:value-type="string">
            <text:p>'personaapellido1’,$personaapellido1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9" office:value-type="string" calcext:value-type="string">
            <text:p>'personaapellido2’,$personaapellido2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9" office:value-type="string" calcext:value-type="string">
            <text:p>'personacorreo’,$personacorreo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8]" office:value-type="string" office:string-value="zonaid" calcext:value-type="string">
            <text:p>zonaid</text:p>
          </table:table-cell>
          <table:table-cell table:style-name="ce29" office:value-type="string" calcext:value-type="string">
            <text:p>'zonaid’,$zonaid;</text:p>
          </table:table-cell>
          <table:table-cell office:value-type="string" calcext:value-type="string">
            <text:p>actualiza un campo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2"/>
          <table:table-cell table:style-name="ce20" office:value-type="string" calcext:value-type="string">
            <text:p>BUSCAR CLIENTE</text:p>
          </table:table-cell>
          <table:table-cell table:number-columns-repeated="4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 table:number-columns-repeated="2"/>
        </table:table-row>
        <table:table-row table:style-name="ro3">
          <table:table-cell/>
          <table:table-cell table:style-name="ce2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SELECT</text:p>
          </table:table-cell>
          <table:table-cell table:style-name="ce27" table:formula="of:=[TABLAS.C2]" office:value-type="string" office:string-value="clienteid" calcext:value-type="string">
            <text:p>clienteid</text:p>
          </table:table-cell>
          <table:table-cell table:style-name="ce30" office:value-type="string" calcext:value-type="string">
            <text:p>'clienteid’,$clienteid;</text:p>
          </table:table-cell>
          <table:table-cell office:value-type="string" calcext:value-type="string">
            <text:p>Retorna un campo</text:p>
          </table:table-cell>
          <table:table-cell table:style-name="ce31"/>
        </table:table-row>
        <table:table-row table:style-name="ro3">
          <table:table-cell/>
          <table:table-cell table:style-name="ce2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SELECT</text:p>
          </table:table-cell>
          <table:table-cell table:style-name="ce28" table:formula="of:=[TABLAS.C4]" office:value-type="string" office:string-value="clientedireccionexacta" calcext:value-type="string">
            <text:p>clientedireccionexacta</text:p>
          </table:table-cell>
          <table:table-cell table:style-name="ce23" office:value-type="string" calcext:value-type="string">
            <text:p>'clientedireccionexacta’,$clientedireccionexacta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>
          <table:table-cell/>
          <table:table-cell table:style-name="ce2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SELECT</text:p>
          </table:table-cell>
          <table:table-cell table:style-name="ce28" table:formula="of:=[TABLAS.C6]" office:value-type="string" office:string-value="clientedescuento" calcext:value-type="string">
            <text:p>clientedescuento</text:p>
          </table:table-cell>
          <table:table-cell table:style-name="ce23" office:value-type="string" calcext:value-type="string">
            <text:p>'clientedescuento’,$clientedescuento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SELECT</text:p>
          </table:table-cell>
          <table:table-cell table:style-name="ce28" table:formula="of:=[TABLAS.C7]" office:value-type="string" office:string-value="clienteacumulado" calcext:value-type="string">
            <text:p>clienteacumulado</text:p>
          </table:table-cell>
          <table:table-cell table:style-name="ce23" office:value-type="string" calcext:value-type="string">
            <text:p>'clienteacumulado’,$clienteacumulado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Retorna un campo</text:p>
          </table:table-cell>
          <table:table-cell/>
        </table:table-row>
        <table:table-row table:style-name="ro3" table:number-rows-repeated="4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crud  tipomateriaprima" table:style-name="ta3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TIPO MATERIA PRIMA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TIPO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inserta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TIPO MATERIA PRIM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eliminar dos campo</text:p>
          </table:table-cell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eliminar dos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TIPO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TIPO MATERA PRIM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empleado" table:style-name="ta3">
        <office:forms form:automatic-focus="false" form:apply-design-mode="false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2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EMPLEADO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EMPLEADO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2]" office:value-type="string" office:string-value="empleadoid" calcext:value-type="string">
            <text:p>empleadoid</text:p>
          </table:table-cell>
          <table:table-cell table:style-name="ce23" office:value-type="string" calcext:value-type="string">
            <text:p>'empleadoid’,$empleado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4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5]" office:value-type="string" office:string-value="empleadocedula" calcext:value-type="string">
            <text:p>empleadocedula</text:p>
          </table:table-cell>
          <table:table-cell table:style-name="ce23" office:value-type="string" calcext:value-type="string">
            <text:p>'empleadocedula’,$empleadocedul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6]" office:value-type="string" office:string-value="empleadocontrasenia" calcext:value-type="string">
            <text:p>empleadocontrasenia</text:p>
          </table:table-cell>
          <table:table-cell table:style-name="ce23" office:value-type="string" calcext:value-type="string">
            <text:p>'empleadocontrasenia’,$empleadocontraseni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7]" office:value-type="string" office:string-value="empleadoedad" calcext:value-type="string">
            <text:p>empleadoedad</text:p>
          </table:table-cell>
          <table:table-cell table:style-name="ce23" office:value-type="string" calcext:value-type="string">
            <text:p>'empleadoedad’,$empleadoeda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8]" office:value-type="string" office:string-value="empleadosexo" calcext:value-type="string">
            <text:p>empleadosexo</text:p>
          </table:table-cell>
          <table:table-cell table:style-name="ce23" office:value-type="string" calcext:value-type="string">
            <text:p>'empleadosexo’,$empleadosex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9]" office:value-type="string" office:string-value="empleadoestadocivil" calcext:value-type="string">
            <text:p>empleadoestadocivil</text:p>
          </table:table-cell>
          <table:table-cell table:style-name="ce23" office:value-type="string" calcext:value-type="string">
            <text:p>'empleadoestadocivil’,$empleadoestadocivil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0]" office:value-type="string" office:string-value="empleadocuentabancaria" calcext:value-type="string">
            <text:p>empleadocuentabancaria</text:p>
          </table:table-cell>
          <table:table-cell table:style-name="ce23" office:value-type="string" calcext:value-type="string">
            <text:p>'empleadocuentabancaria’,$empleadocuentabancari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1]" office:value-type="string" office:string-value="empleadolicenciaid" calcext:value-type="string">
            <text:p>empleadolicenciaid</text:p>
          </table:table-cell>
          <table:table-cell table:style-name="ce23" office:value-type="string" calcext:value-type="string">
            <text:p>'empleadolicenciaid’,$empleadolicencia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EMPLEADO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2]" office:value-type="string" office:string-value="empleadoid" calcext:value-type="string">
            <text:p>empleadoid</text:p>
          </table:table-cell>
          <table:table-cell table:style-name="ce23" office:value-type="string" calcext:value-type="string">
            <text:p>'empleadoid’,$empleadoi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4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5]" office:value-type="string" office:string-value="empleadocedula" calcext:value-type="string">
            <text:p>empleadocedula</text:p>
          </table:table-cell>
          <table:table-cell table:style-name="ce23" office:value-type="string" calcext:value-type="string">
            <text:p>'empleadocedula’,$empleadocedul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6]" office:value-type="string" office:string-value="empleadocontrasenia" calcext:value-type="string">
            <text:p>empleadocontrasenia</text:p>
          </table:table-cell>
          <table:table-cell table:style-name="ce23" office:value-type="string" calcext:value-type="string">
            <text:p>'empleadocontrasenia’,$empleadocontraseni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7]" office:value-type="string" office:string-value="empleadoedad" calcext:value-type="string">
            <text:p>empleadoedad</text:p>
          </table:table-cell>
          <table:table-cell table:style-name="ce23" office:value-type="string" calcext:value-type="string">
            <text:p>'empleadoedad’,$empleadoeda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8]" office:value-type="string" office:string-value="empleadosexo" calcext:value-type="string">
            <text:p>empleadosexo</text:p>
          </table:table-cell>
          <table:table-cell table:style-name="ce23" office:value-type="string" calcext:value-type="string">
            <text:p>'empleadosexo’,$empleadosex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9]" office:value-type="string" office:string-value="empleadoestadocivil" calcext:value-type="string">
            <text:p>empleadoestadocivil</text:p>
          </table:table-cell>
          <table:table-cell table:style-name="ce23" office:value-type="string" calcext:value-type="string">
            <text:p>'empleadoestadocivil’,$empleadoestadocivil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0]" office:value-type="string" office:string-value="empleadocuentabancaria" calcext:value-type="string">
            <text:p>empleadocuentabancaria</text:p>
          </table:table-cell>
          <table:table-cell table:style-name="ce23" office:value-type="string" calcext:value-type="string">
            <text:p>'empleadocuentabancaria’,$empleadocuentabancari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1]" office:value-type="string" office:string-value="empleadolicenciaid" calcext:value-type="string">
            <text:p>empleadolicenciaid</text:p>
          </table:table-cell>
          <table:table-cell table:style-name="ce23" office:value-type="string" calcext:value-type="string">
            <text:p>'empleadolicenciaid’,$empleadolicenciai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EMPLEADO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4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5]" office:value-type="string" office:string-value="empleadocedula" calcext:value-type="string">
            <text:p>empleadocedula</text:p>
          </table:table-cell>
          <table:table-cell table:style-name="ce23" office:value-type="string" calcext:value-type="string">
            <text:p>'empleadocedula’,$empleadocedul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6]" office:value-type="string" office:string-value="empleadocontrasenia" calcext:value-type="string">
            <text:p>empleadocontrasenia</text:p>
          </table:table-cell>
          <table:table-cell table:style-name="ce23" office:value-type="string" calcext:value-type="string">
            <text:p>'empleadocontrasenia’,$empleadocontraseni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7]" office:value-type="string" office:string-value="empleadoedad" calcext:value-type="string">
            <text:p>empleadoedad</text:p>
          </table:table-cell>
          <table:table-cell table:style-name="ce23" office:value-type="string" calcext:value-type="string">
            <text:p>'empleadoedad’,$empleadoedad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8]" office:value-type="string" office:string-value="empleadosexo" calcext:value-type="string">
            <text:p>empleadosexo</text:p>
          </table:table-cell>
          <table:table-cell table:style-name="ce23" office:value-type="string" calcext:value-type="string">
            <text:p>'empleadosexo’,$empleadosex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9]" office:value-type="string" office:string-value="empleadoestadocivil" calcext:value-type="string">
            <text:p>empleadoestadocivil</text:p>
          </table:table-cell>
          <table:table-cell table:style-name="ce23" office:value-type="string" calcext:value-type="string">
            <text:p>'empleadoestadocivil’,$empleadoestadocivil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10]" office:value-type="string" office:string-value="empleadocuentabancaria" calcext:value-type="string">
            <text:p>empleadocuentabancaria</text:p>
          </table:table-cell>
          <table:table-cell table:style-name="ce23" office:value-type="string" calcext:value-type="string">
            <text:p>'empleadocuentabancaria’,$empleadocuentabancari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actualiza un campos</text:p>
          </table:table-cell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EMPLEADO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2]" office:value-type="string" office:string-value="empleadoid" calcext:value-type="string">
            <text:p>empleadoid</text:p>
          </table:table-cell>
          <table:table-cell table:style-name="ce21" office:value-type="string" calcext:value-type="string">
            <text:p>'empleadoid’,$empleadoid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4]" office:value-type="string" office:string-value="tipoempleado" calcext:value-type="string">
            <text:p>tipoempleado</text:p>
          </table:table-cell>
          <table:table-cell table:style-name="ce21" office:value-type="string" calcext:value-type="string">
            <text:p>'tipoempleado’,$tipoemplead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5]" office:value-type="string" office:string-value="empleadocedula" calcext:value-type="string">
            <text:p>empleadocedula</text:p>
          </table:table-cell>
          <table:table-cell table:style-name="ce21" office:value-type="string" calcext:value-type="string">
            <text:p>'empleadocedula’,$empleadocedula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6]" office:value-type="string" office:string-value="empleadocontrasenia" calcext:value-type="string">
            <text:p>empleadocontrasenia</text:p>
          </table:table-cell>
          <table:table-cell table:style-name="ce21" office:value-type="string" calcext:value-type="string">
            <text:p>'empleadocontrasenia’,$empleadocontrasenia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7]" office:value-type="string" office:string-value="empleadoedad" calcext:value-type="string">
            <text:p>empleadoedad</text:p>
          </table:table-cell>
          <table:table-cell table:style-name="ce21" office:value-type="string" calcext:value-type="string">
            <text:p>'empleadoedad’,$empleadoedad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8]" office:value-type="string" office:string-value="empleadosexo" calcext:value-type="string">
            <text:p>empleadosexo</text:p>
          </table:table-cell>
          <table:table-cell table:style-name="ce21" office:value-type="string" calcext:value-type="string">
            <text:p>'empleadosexo’,$empleadosex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1" office:value-type="string" calcext:value-type="string">
            <text:p>'personatelefono’,$personatelefon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1" office:value-type="string" calcext:value-type="string">
            <text:p>'personanombre’,$personanombre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1" office:value-type="string" calcext:value-type="string">
            <text:p>'personaapellido1’,$personaapellido1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1" office:value-type="string" calcext:value-type="string">
            <text:p>'personaapellido2’,$personaapellido2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1" office:value-type="string" calcext:value-type="string">
            <text:p>'personacorreo’,$personacorre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1" office:value-type="string" calcext:value-type="string">
            <text:p>'zonanombre’,$zonanombre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 table:number-rows-repeated="154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7:29:41.4915093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5T18:12:00.233889533</dc:date>
    <meta:generator>LibreOffice/5.1.6.2$Linux_X86_64 LibreOffice_project/10m0$Build-2</meta:generator>
    <meta:editing-duration>PT4H23M56S</meta:editing-duration>
    <meta:editing-cycles>69</meta:editing-cycles>
    <meta:document-statistic meta:table-count="9" meta:cell-count="108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